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68cm" fo:min-width="0.9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1.63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45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63cm" fo:min-width="0.39cm"/>
      <style:paragraph-properties style:writing-mode="lr-tb"/>
    </style:style>
    <style:style style:name="gr5" style:family="graphic" style:parent-style-name="objectwithoutfill">
      <style:graphic-properties draw:stroke="dash" draw:stroke-dash="Long_20_Dash_20__28_Rounded_29_" draw:marker-end="Arrowheads_20_2" draw:marker-end-width="0.3cm" svg:stroke-linecap="round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standard">
      <style:graphic-properties draw:stroke="dash" draw:stroke-dash="Long_20_Dash" draw:marker-end="Arrowheads_20_14" svg:stroke-linecap="butt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57cm" fo:min-width="1.29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0.84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1.073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648cm" fo:min-width="1.072cm"/>
      <style:paragraph-properties style:writing-mode="lr-tb"/>
    </style:style>
    <style:style style:name="gr15" style:family="graphic" style:parent-style-name="objectwithoutfill">
      <style:graphic-properties draw:stroke="dash" draw:stroke-dash="Long_20_Dash_20__28_Rounded_29_" draw:marker-end="Arrowheads_20_2" draw:marker-end-width="0.3cm" draw:stroke-linejoin="round" svg:stroke-linecap="round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066cm" fo:min-width="0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094cm" fo:min-width="0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83cm" fo:min-width="1.505cm"/>
      <style:paragraph-properties style:writing-mode="lr-tb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</style:style>
    <style:style style:name="gr21" style:family="graphic" style:parent-style-name="objectwithoutfill">
      <style:graphic-properties draw:marker-end="Arrowheads_20_5" draw:marker-end-width="0.3cm" draw:fill="none" draw:textarea-vertical-align="middle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648cm" fo:min-width="1.0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457cm" fo:min-width="1.07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/>
    </style:style>
    <style:style style:name="P2" style:family="paragraph">
      <style:paragraph-properties fo:text-align="center" style:writing-mode="lr-tb"/>
      <style:text-properties fo:font-size="7pt" style:font-size-asian="7pt" style:font-size-complex="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016cm" svg:x="1.952cm" svg:y="6.142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2.286cm" svg:height="1.524cm" svg:x="17.764cm" svg:y="5.887cm">
          <text:p text:style-name="P1"><text:span text:style-name="T1">Po</text:span><text:span text:style-name="T1">st-</text:span><text:span text:style-name="T1">Pro</text:span><text:span text:style-name="T1">ce</text:span><text:span text:style-name="T1">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286cm" svg:height="1.524cm" svg:x="7.032cm" svg:y="5.826cm">
          <text:p text:style-name="P1"><text:span text:style-name="T1">Pre</text:span><text:span text:style-name="T1">-</text:span></text:p>
          <text:p text:style-name="P1"><text:span text:style-name="T1">Pro</text:span><text:span text:style-name="T1">ce</text:span><text:span text:style-name="T1">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286cm" svg:height="1.524cm" svg:x="12.827cm" svg:y="5.826cm">
          <text:p text:style-name="P1"><text:span text:style-name="T1">No</text:span><text:span text:style-name="T1">n-</text:span><text:span text:style-name="T1">Lin</text:span><text:span text:style-name="T1">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24cm" svg:height="1.016cm" svg:x="23.542cm" svg:y="6.141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.905cm" svg:height="1.27cm" svg:x="15.921cm" svg:y="14.017cm">
          <text:p text:style-name="P2"><text:span text:style-name="T2">sw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7" draw:id="id7" draw:layer="layout" svg:width="1.905cm" svg:height="1.27cm" svg:x="17.826cm" svg:y="15.922cm">
          <text:p text:style-name="P2"><text:span text:style-name="T2">sw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9" draw:id="id9" draw:layer="layout" svg:width="1.905cm" svg:height="1.27cm" svg:x="20.366cm" svg:y="15.922cm">
          <text:p text:style-name="P2"><text:span text:style-name="T2">sw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6" draw:id="id16" draw:layer="layout" svg:width="1.588cm" svg:height="1.271cm" svg:x="22.906cm" svg:y="14.335cm">
          <text:p text:style-name="P2"><text:span text:style-name="T2">fs1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xml:id="id6" draw:id="id6" draw:layer="layout" svg:width="1.588cm" svg:height="1.271cm" svg:x="23.859cm" svg:y="12.112cm">
          <text:p text:style-name="P2"><text:span text:style-name="T2">fs2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3" draw:layer="layout" draw:type="line" svg:x1="17.826cm" svg:y1="14.652cm" svg:x2="19.359cm" svg:y2="12.676cm" draw:start-shape="id1" draw:start-glue-point="7" draw:end-shape="id2" draw:end-glue-point="7" svg:d="M17826 14652l1533-1976" svg:viewBox="0 0 1534 1977">
          <text:p/>
        </draw:connector>
        <draw:connector draw:style-name="gr6" draw:text-style-name="P3" draw:layer="layout" draw:type="lines" svg:x1="3.476cm" svg:y1="6.619cm" svg:x2="7.032cm" svg:y2="6.588cm" draw:end-shape="id3" draw:end-glue-point="3" svg:d="M3476 6619l3055-31h501" svg:viewBox="0 0 3557 32">
          <text:p/>
        </draw:connector>
        <draw:connector draw:style-name="gr7" draw:text-style-name="P3" draw:layer="layout" draw:type="lines" svg:x1="9.318cm" svg:y1="6.588cm" svg:x2="12.827cm" svg:y2="6.588cm" draw:start-shape="id3" draw:start-glue-point="1" draw:end-shape="id4" draw:end-glue-point="3" svg:d="M9318 6588h502 2506 501" svg:viewBox="0 0 3510 1">
          <text:p/>
        </draw:connector>
        <draw:connector draw:style-name="gr8" draw:text-style-name="P3" draw:layer="layout" draw:type="lines" svg:x1="15.113cm" svg:y1="6.588cm" svg:x2="17.764cm" svg:y2="6.649cm" draw:start-shape="id4" draw:start-glue-point="1" draw:end-shape="id5" draw:end-glue-point="3" svg:d="M15113 6588h502l1648 61h501" svg:viewBox="0 0 2652 62">
          <text:p/>
        </draw:connector>
        <draw:connector draw:style-name="gr9" draw:text-style-name="P3" draw:layer="layout" draw:type="lines" svg:x1="20.05cm" svg:y1="6.649cm" svg:x2="23.542cm" svg:y2="6.619cm" draw:start-shape="id5" draw:start-glue-point="1" svg:d="M20050 6649h502l2990-30" svg:viewBox="0 0 3493 31">
          <text:p/>
        </draw:connector>
        <draw:connector draw:style-name="gr10" draw:text-style-name="P4" draw:layer="layout" draw:type="line" svg:x1="24.057cm" svg:y1="12.748cm" svg:x2="19.811cm" svg:y2="12.484cm" draw:start-shape="id6" draw:start-glue-point="6" draw:end-shape="id2" draw:end-glue-point="11" svg:d="M24057 12748l-4246-264" svg:viewBox="0 0 4247 265">
          <text:p/>
        </draw:connector>
        <draw:custom-shape draw:style-name="gr11" draw:text-style-name="P1" xml:id="id8" draw:id="id8" draw:layer="layout" svg:width="2.54cm" svg:height="0.999cm" svg:x="12.7cm" svg:y="10.332cm">
          <text:p text:style-name="P1"><text:span text:style-name="T1">Function</text:span></text:p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8.779cm" svg:y1="15.922cm" svg:x2="19.498cm" svg:y2="12.808cm" draw:start-shape="id7" draw:start-glue-point="4" draw:end-shape="id2" draw:end-glue-point="8" svg:d="M18779 15922l719-3114" svg:viewBox="0 0 720 3115">
          <text:p/>
        </draw:connector>
        <draw:connector draw:style-name="gr10" draw:text-style-name="P4" draw:layer="layout" svg:x1="13.072cm" svg:y1="10.478cm" svg:x2="8.175cm" svg:y2="7.35cm" draw:start-shape="id8" draw:start-glue-point="5" draw:end-shape="id3" svg:d="M13072 10478v-1637h-4897v-1491" svg:viewBox="0 0 4898 3129">
          <text:p/>
        </draw:connector>
        <draw:connector draw:style-name="gr10" draw:text-style-name="P4" draw:layer="layout" draw:type="line" svg:x1="19.354cm" svg:y1="12.49cm" svg:x2="15.24cm" svg:y2="10.832cm" draw:start-shape="id2" draw:start-glue-point="6" draw:end-shape="id8" draw:end-glue-point="10" svg:d="M19354 12490l-4114-1658" svg:viewBox="0 0 4115 1659">
          <text:p/>
        </draw:connector>
        <draw:connector draw:style-name="gr10" draw:text-style-name="P4" draw:layer="layout" svg:x1="13.97cm" svg:y1="10.332cm" svg:x2="13.97cm" svg:y2="7.35cm" draw:start-shape="id8" draw:start-glue-point="4" draw:end-shape="id4" draw:end-glue-point="2" svg:d="M13970 10332v-2982" svg:viewBox="0 0 1 2983">
          <text:p/>
        </draw:connector>
        <draw:connector draw:style-name="gr10" draw:text-style-name="P4" draw:layer="layout" svg:x1="14.868cm" svg:y1="10.478cm" svg:x2="18.907cm" svg:y2="7.411cm" draw:start-shape="id8" draw:start-glue-point="11" draw:end-shape="id5" draw:end-glue-point="2" svg:d="M14868 10478v-1606h4039v-1461" svg:viewBox="0 0 4040 3068">
          <text:p/>
        </draw:connector>
        <draw:connector draw:style-name="gr5" draw:text-style-name="P3" draw:layer="layout" draw:type="line" svg:x1="21.319cm" svg:y1="15.922cm" svg:x2="19.687cm" svg:y2="12.805cm" draw:start-shape="id9" draw:start-glue-point="4" draw:end-shape="id2" draw:end-glue-point="9" svg:d="M21319 15922l-1632-3117" svg:viewBox="0 0 1633 3118">
          <text:p/>
        </draw:connector>
        <draw:custom-shape draw:style-name="gr12" draw:text-style-name="P1" xml:id="id10" draw:id="id10" draw:layer="layout" svg:width="1.905cm" svg:height="1.27cm" svg:x="2.27cm" svg:y="14.97cm">
          <text:p text:style-name="P1"><text:span text:style-name="T1">Dr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2" draw:id="id12" draw:layer="layout" svg:width="1.905cm" svg:height="1.27cm" svg:x="4.175cm" svg:y="16.558cm">
          <text:p text:style-name="P1"><text:span text:style-name="T1">EQ</text:span></text:p>
          <text:p text:style-name="P1"><text:span text:style-name="T1">G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" draw:id="id17" draw:layer="layout" svg:width="2.223cm" svg:height="1.27cm" svg:x="8.937cm" svg:y="14.97cm">
          <text:p text:style-name="P1"><text:span text:style-name="T1">FX</text:span></text:p>
          <text:p text:style-name="P1"><text:span text:style-name="T1">Inten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4" draw:id="id14" draw:layer="layout" svg:width="1.905cm" svg:height="1.27cm" svg:x="2.27cm" svg:y="12.748cm">
          <text:p text:style-name="P1"><text:span text:style-name="T1">T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5" draw:id="id15" draw:layer="layout" svg:width="2.223cm" svg:height="1.27cm" svg:x="2.587cm" svg:y="10.525cm">
          <text:p text:style-name="P1"><text:span text:style-name="T1">Master</text:span></text:p>
          <text:p text:style-name="P1"><text:span text:style-name="T1">Volu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3" draw:id="id13" draw:layer="layout" svg:width="2.222cm" svg:height="1.27cm" svg:x="7.033cm" svg:y="16.875cm">
          <text:p text:style-name="P5"><text:span text:style-name="T1">EQ</text:span></text:p>
          <text:p text:style-name="P5"><text:span text:style-name="T1">Fre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896cm" svg:y1="15.156cm" svg:x2="6.807cm" svg:y2="13.38cm" draw:start-shape="id10" draw:start-glue-point="11" draw:end-shape="id11" draw:end-glue-point="5" svg:d="M3896 15156l2911-1776" svg:viewBox="0 0 2912 1777">
          <text:p/>
        </draw:connector>
        <draw:connector draw:style-name="gr5" draw:text-style-name="P3" draw:layer="layout" draw:type="line" svg:x1="5.128cm" svg:y1="16.558cm" svg:x2="6.869cm" svg:y2="13.54cm" draw:start-shape="id12" draw:start-glue-point="4" draw:end-shape="id11" draw:end-glue-point="6" svg:d="M5128 16558l1741-3018" svg:viewBox="0 0 1742 3019">
          <text:p/>
        </draw:connector>
        <draw:connector draw:style-name="gr5" draw:text-style-name="P3" draw:layer="layout" draw:type="line" svg:x1="8.144cm" svg:y1="16.875cm" svg:x2="7.026cm" svg:y2="13.608cm" draw:start-shape="id13" draw:start-glue-point="4" draw:end-shape="id11" draw:end-glue-point="7" svg:d="M8144 16875l-1118-3267" svg:viewBox="0 0 1119 3268">
          <text:p/>
        </draw:connector>
        <draw:connector draw:style-name="gr5" draw:text-style-name="P3" draw:layer="layout" draw:type="line" svg:x1="7.197cm" svg:y1="13.226cm" svg:x2="12.7cm" svg:y2="10.832cm" draw:start-shape="id11" draw:start-glue-point="10" draw:end-shape="id8" draw:end-glue-point="6" svg:d="M7197 13226l5503-2394" svg:viewBox="0 0 5504 2395">
          <text:p/>
        </draw:connector>
        <draw:connector draw:style-name="gr15" draw:text-style-name="P3" draw:layer="layout" draw:type="line" svg:x1="4.175cm" svg:y1="13.383cm" svg:x2="6.879cm" svg:y2="13.222cm" draw:start-shape="id14" draw:start-glue-point="10" draw:end-shape="id11" draw:end-glue-point="4" svg:d="M4175 13383l2704-161" svg:viewBox="0 0 2705 162">
          <text:p/>
        </draw:connector>
        <draw:connector draw:style-name="gr5" draw:text-style-name="P3" draw:layer="layout" draw:type="line" svg:x1="4.485cm" svg:y1="11.609cm" svg:x2="7.039cm" svg:y2="13.158cm" draw:start-shape="id15" draw:start-glue-point="9" draw:end-shape="id11" draw:end-glue-point="11" svg:d="M4485 11609l2554 1549" svg:viewBox="0 0 2555 1550">
          <text:p/>
        </draw:connector>
        <draw:custom-shape draw:style-name="gr16" draw:text-style-name="P4" xml:id="id11" draw:id="id11" draw:layer="layout" svg:width="0.453cm" svg:height="0.446cm" draw:transform="rotate (0.763581547747519) translate (6.715cm 13.3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" draw:id="id2" draw:layer="layout" svg:width="0.496cm" svg:height="0.486cm" draw:transform="skewX (-0.00820304748437335) rotate (-0.373325927001587) translate (19.441cm 12.2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23.104cm" svg:y1="14.971cm" svg:x2="19.817cm" svg:y2="12.671cm" draw:start-shape="id16" draw:start-glue-point="6" draw:end-shape="id2" draw:end-glue-point="10" svg:d="M23104 14971l-3287-2300" svg:viewBox="0 0 3288 2301">
          <text:p/>
        </draw:connector>
        <draw:connector draw:style-name="gr5" draw:text-style-name="P3" draw:layer="layout" draw:type="line" svg:x1="9.262cm" svg:y1="15.156cm" svg:x2="7.188cm" svg:y2="13.545cm" draw:start-shape="id17" draw:start-glue-point="5" draw:end-shape="id11" draw:end-glue-point="8" svg:d="M9262 15156l-2074-1611" svg:viewBox="0 0 2075 1612">
          <text:p/>
        </draw:connector>
        <draw:frame draw:style-name="gr18" draw:text-style-name="P6" draw:layer="layout" svg:width="5.04cm" svg:height="1.673cm" svg:x="11.144cm" svg:y="2.587cm">
          <draw:text-box>
            <text:p>kalpa distortion </text:p>
            <text:p>design overview</text:p>
          </draw:text-box>
        </draw:frame>
      </draw:page>
      <draw:page draw:name="page2" draw:style-name="dp1" draw:master-page-name="Default">
        <draw:custom-shape draw:style-name="gr1" draw:text-style-name="P1" xml:id="id18" draw:id="id18" draw:layer="layout" svg:width="1.524cm" svg:height="1.016cm" svg:x="2.27cm" svg:y="5.603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1" draw:id="id21" draw:layer="layout" svg:width="2.286cm" svg:height="1.524cm" svg:x="13.928cm" svg:y="5.349cm">
          <text:p text:style-name="P5"><text:span text:style-name="T1">Semi</text:span></text:p>
          <text:p text:style-name="P5"><text:span text:style-name="T1">Parametric</text:span></text:p>
          <text:p text:style-name="P5"><text:span text:style-name="T1">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9" draw:id="id19" draw:layer="layout" svg:width="2.286cm" svg:height="1.524cm" svg:x="5.902cm" svg:y="5.349cm">
          <text:p text:style-name="P1"><text:span text:style-name="T1">Fixed</text:span></text:p>
          <text:p text:style-name="P1"><text:span text:style-name="T1">High Pass</text:span></text:p>
          <text:p text:style-name="P1"><text:span text:style-name="T1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2" draw:id="id22" draw:layer="layout" svg:width="2.286cm" svg:height="1.524cm" svg:x="17.941cm" svg:y="5.349cm">
          <text:p text:style-name="P1"><text:span text:style-name="T1">Bo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23" draw:id="id23" draw:layer="layout" svg:width="2.159cm" svg:height="1.587cm" svg:x="22.018cm" svg:y="5.318cm">
          <text:p text:style-name="P1"><text:span text:style-name="T1">To Non-Linear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s" svg:x1="3.794cm" svg:y1="6.111cm" svg:x2="5.902cm" svg:y2="6.111cm" draw:start-shape="id18" draw:start-glue-point="1" draw:end-shape="id19" draw:end-glue-point="3" svg:d="M3794 6111h502 1105 501" svg:viewBox="0 0 2109 1">
          <text:p/>
        </draw:connector>
        <draw:connector draw:style-name="gr20" draw:text-style-name="P3" draw:layer="layout" draw:type="lines" svg:x1="8.188cm" svg:y1="6.111cm" svg:x2="9.915cm" svg:y2="6.111cm" draw:start-shape="id19" draw:start-glue-point="1" draw:end-shape="id20" draw:end-glue-point="3" svg:d="M8188 6111h502 724 501" svg:viewBox="0 0 1728 1">
          <text:p/>
        </draw:connector>
        <draw:connector draw:style-name="gr21" draw:text-style-name="P3" draw:layer="layout" draw:type="lines" svg:x1="16.214cm" svg:y1="6.111cm" svg:x2="17.941cm" svg:y2="6.111cm" draw:start-shape="id21" draw:start-glue-point="1" draw:end-shape="id22" draw:end-glue-point="3" svg:d="M16214 6111h502 724 501" svg:viewBox="0 0 1728 1">
          <text:p/>
        </draw:connector>
        <draw:connector draw:style-name="gr22" draw:text-style-name="P3" draw:layer="layout" draw:type="lines" svg:x1="20.227cm" svg:y1="6.111cm" svg:x2="22.018cm" svg:y2="6.111cm" draw:start-shape="id22" draw:start-glue-point="1" draw:end-shape="id23" draw:end-glue-point="3" svg:d="M20227 6111h502 787 502" svg:viewBox="0 0 1792 1">
          <text:p/>
        </draw:connector>
        <draw:connector draw:style-name="gr10" draw:text-style-name="P4" draw:layer="layout" svg:x1="18.262cm" svg:y1="9.89cm" svg:x2="19.084cm" svg:y2="6.873cm" draw:start-shape="id24" draw:start-glue-point="10" draw:end-shape="id22" draw:end-glue-point="2" svg:d="M18262 9890h822v-3017" svg:viewBox="0 0 823 3018">
          <text:p/>
        </draw:connector>
        <draw:connector draw:style-name="gr10" draw:text-style-name="P4" draw:layer="layout" svg:x1="16.04cm" svg:y1="9.89cm" svg:x2="15.071cm" svg:y2="6.873cm" draw:start-shape="id24" draw:start-glue-point="6" draw:end-shape="id21" draw:end-glue-point="2" svg:d="M16040 9890h-969v-3017" svg:viewBox="0 0 970 3018">
          <text:p/>
        </draw:connector>
        <draw:custom-shape draw:style-name="gr23" draw:text-style-name="P7" xml:id="id24" draw:id="id24" draw:layer="layout" svg:width="2.222cm" svg:height="1.27cm" svg:x="16.04cm" svg:y="9.255cm">
          <text:p text:style-name="P7"><text:span text:style-name="T3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6.522cm" svg:height="0.962cm" svg:x="10.842cm" svg:y="2.26cm">
          <draw:text-box>
            <text:p>kalpa Pre-Processing</text:p>
          </draw:text-box>
        </draw:frame>
        <draw:custom-shape draw:style-name="gr2" draw:text-style-name="P1" xml:id="id20" draw:id="id20" draw:layer="layout" svg:width="2.286cm" svg:height="1.524cm" svg:x="9.915cm" svg:y="5.349cm">
          <text:p text:style-name="P1"><text:span text:style-name="T1">Fixed</text:span></text:p>
          <text:p text:style-name="P1"><text:span text:style-name="T1">Low Pass</text:span></text:p>
          <text:p text:style-name="P1"><text:span text:style-name="T1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3" draw:layer="layout" draw:type="lines" svg:x1="12.201cm" svg:y1="6.111cm" svg:x2="13.928cm" svg:y2="6.111cm" draw:start-shape="id20" draw:start-glue-point="1" draw:end-shape="id21" draw:end-glue-point="3" svg:d="M12201 6111h502 724 501" svg:viewBox="0 0 1728 1">
          <text:p/>
        </draw:connector>
      </draw:page>
      <draw:page draw:name="page3" draw:style-name="dp1" draw:master-page-name="Default">
        <draw:custom-shape draw:style-name="gr2" draw:text-style-name="P1" xml:id="id27" draw:id="id27" draw:layer="layout" svg:width="2.286cm" svg:height="1.524cm" svg:x="10.392cm" svg:y="9.537cm">
          <text:p text:style-name="P1"><text:span text:style-name="T1">Distor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5" draw:id="id25" draw:layer="layout" svg:width="2.286cm" svg:height="1.524cm" svg:x="2.206cm" svg:y="6.806cm">
          <text:p text:style-name="P1"><text:span text:style-name="T1">From Pre</text:span></text:p>
          <text:p text:style-name="P1"><text:span text:style-name="T1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0" draw:id="id30" draw:layer="layout" svg:width="2.286cm" svg:height="1.524cm" svg:x="22.674cm" svg:y="9.537cm">
          <text:p text:style-name="P1"><text:span text:style-name="T1">To Post</text:span></text:p>
          <text:p text:style-name="P1"><text:span text:style-name="T1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s" svg:x1="4.492cm" svg:y1="7.568cm" svg:x2="6.299cm" svg:y2="7.568cm" draw:start-shape="id25" draw:start-glue-point="1" draw:end-shape="id26" svg:d="M4492 7568h502 804 501" svg:viewBox="0 0 1808 1">
          <text:p/>
        </draw:connector>
        <draw:connector draw:style-name="gr8" draw:text-style-name="P3" draw:layer="layout" draw:type="lines" svg:x1="12.678cm" svg:y1="10.299cm" svg:x2="14.501cm" svg:y2="10.299cm" draw:start-shape="id27" draw:start-glue-point="1" draw:end-shape="id28" draw:end-glue-point="3" svg:d="M12678 10299h502 820 501" svg:viewBox="0 0 1824 1">
          <text:p/>
        </draw:connector>
        <draw:connector draw:style-name="gr25" draw:text-style-name="P3" draw:layer="layout" draw:type="lines" svg:x1="20.761cm" svg:y1="10.299cm" svg:x2="22.674cm" svg:y2="10.299cm" draw:start-shape="id29" draw:start-glue-point="1" draw:end-shape="id30" draw:end-glue-point="3" svg:d="M20761 10299h502 910 501" svg:viewBox="0 0 1914 1">
          <text:p/>
        </draw:connector>
        <draw:connector draw:style-name="gr10" draw:text-style-name="P4" draw:layer="layout" svg:x1="11.535cm" svg:y1="13.76cm" svg:x2="11.535cm" svg:y2="11.061cm" draw:start-shape="id31" draw:start-glue-point="4" draw:end-shape="id27" draw:end-glue-point="2" svg:d="M11535 13760v-2699" svg:viewBox="0 0 1 2700">
          <text:p/>
        </draw:connector>
        <draw:custom-shape draw:style-name="gr26" draw:text-style-name="P7" xml:id="id31" draw:id="id31" draw:layer="layout" svg:width="2.222cm" svg:height="0.999cm" svg:x="10.424cm" svg:y="13.76cm">
          <text:p text:style-name="P7"><text:span text:style-name="T3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2.286cm" svg:height="1.524cm" svg:x="6.299cm" svg:y="6.806cm">
          <text:p text:style-name="P1"><text:span text:style-name="T1">Up-sample</text:span></text:p>
          <text:p text:style-name="P1"><text:span text:style-name="T1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2" draw:id="id32" draw:layer="layout" svg:width="2.286cm" svg:height="1.524cm" svg:x="10.392cm" svg:y="6.806cm">
          <text:p text:style-name="P1"><text:span text:style-name="T1">Anti-Alias</text:span></text:p>
          <text:p text:style-name="P1"><text:span text:style-name="T1">Low Pass</text:span></text:p>
          <text:p text:style-name="P1"><text:span text:style-name="T1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8" draw:id="id28" draw:layer="layout" svg:width="2.286cm" svg:height="1.524cm" svg:x="14.501cm" svg:y="9.537cm">
          <text:p text:style-name="P5"><text:span text:style-name="T1">Anti-Alias</text:span></text:p>
          <text:p text:style-name="P5"><text:span text:style-name="T1">Low Pass</text:span></text:p>
          <text:p text:style-name="P5"><text:span text:style-name="T1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s" svg:x1="8.585cm" svg:y1="7.568cm" svg:x2="10.392cm" svg:y2="7.568cm" draw:start-shape="id26" draw:start-glue-point="1" draw:end-shape="id32" draw:end-glue-point="3" svg:d="M8585 7568h502 804 501" svg:viewBox="0 0 1808 1">
          <text:p/>
        </draw:connector>
        <draw:connector draw:style-name="gr7" draw:text-style-name="P3" draw:layer="layout" draw:type="lines" svg:x1="11.535cm" svg:y1="8.33cm" svg:x2="11.535cm" svg:y2="9.537cm" draw:start-shape="id32" draw:start-glue-point="2" draw:end-shape="id27" draw:end-glue-point="0" svg:d="M11535 8330v502 204 501" svg:viewBox="0 0 1 1208">
          <text:p/>
        </draw:connector>
        <draw:custom-shape draw:style-name="gr2" draw:text-style-name="P1" xml:id="id29" draw:id="id29" draw:layer="layout" svg:width="2.286cm" svg:height="1.524cm" svg:x="18.475cm" svg:y="9.537cm">
          <text:p text:style-name="P5"><text:span text:style-name="T1">Down</text:span></text:p>
          <text:p text:style-name="P5"><text:span text:style-name="T1">Sample</text:span></text:p>
          <text:p text:style-name="P5"><text:span text:style-name="T1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draw:type="lines" svg:x1="16.787cm" svg:y1="10.299cm" svg:x2="18.475cm" svg:y2="10.299cm" draw:start-shape="id28" draw:start-glue-point="1" draw:end-shape="id29" draw:end-glue-point="3" svg:d="M16787 10299h502 685 501" svg:viewBox="0 0 1689 1">
          <text:p/>
        </draw:connector>
        <draw:frame draw:style-name="gr27" draw:text-style-name="P6" draw:layer="layout" svg:width="7.788cm" svg:height="0.962cm" svg:x="8.884cm" svg:y="3.206cm">
          <draw:text-box>
            <text:p>kalpa Non-Linear Process</text:p>
          </draw:text-box>
        </draw:frame>
      </draw:page>
      <draw:page draw:name="page4" draw:style-name="dp1" draw:master-page-name="Default">
        <draw:custom-shape draw:style-name="gr2" draw:text-style-name="P1" xml:id="id35" draw:id="id35" draw:layer="layout" svg:width="2.286cm" svg:height="1.524cm" svg:x="11.826cm" svg:y="6.796cm">
          <text:p text:style-name="P1"><text:span text:style-name="T1">FX</text:span></text:p>
          <text:p text:style-name="P1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3" draw:id="id33" draw:layer="layout" svg:width="2.286cm" svg:height="1.524cm" svg:x="3.022cm" svg:y="6.796cm">
          <text:p text:style-name="P1"><text:span text:style-name="T1">From</text:span></text:p>
          <text:p text:style-name="P1"><text:span text:style-name="T1">Non-Linear</text:span></text:p>
          <text:p text:style-name="P1"><text:span text:style-name="T1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s" svg:x1="5.308cm" svg:y1="7.558cm" svg:x2="7.315cm" svg:y2="7.558cm" draw:start-shape="id33" draw:start-glue-point="1" draw:end-shape="id34" svg:d="M5308 7558h502 1004 501" svg:viewBox="0 0 2008 1">
          <text:p/>
        </draw:connector>
        <draw:connector draw:style-name="gr8" draw:text-style-name="P3" draw:layer="layout" draw:type="lines" svg:x1="14.112cm" svg:y1="7.558cm" svg:x2="16.722cm" svg:y2="7.558cm" draw:start-shape="id35" draw:start-glue-point="1" draw:end-shape="id36" draw:end-glue-point="3" svg:d="M14112 7558h502 1607 501" svg:viewBox="0 0 2611 1">
          <text:p/>
        </draw:connector>
        <draw:connector draw:style-name="gr10" draw:text-style-name="P4" draw:layer="layout" svg:x1="13.755cm" svg:y1="13.528cm" svg:x2="17.865cm" svg:y2="8.32cm" draw:start-shape="id37" draw:start-glue-point="11" draw:end-shape="id36" draw:end-glue-point="2" svg:d="M13755 13528v-2677h4110v-2531" svg:viewBox="0 0 4111 5209">
          <text:p/>
        </draw:connector>
        <draw:custom-shape draw:style-name="gr26" draw:text-style-name="P7" xml:id="id37" draw:id="id37" draw:layer="layout" svg:width="2.222cm" svg:height="0.999cm" svg:x="11.858cm" svg:y="13.382cm">
          <text:p text:style-name="P7"><text:span text:style-name="T3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2.286cm" svg:height="1.524cm" svg:x="7.315cm" svg:y="6.796cm">
          <text:p text:style-name="P1"><text:span text:style-name="T1">Tone</text:span></text:p>
          <text:p text:style-name="P1"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6" draw:id="id36" draw:layer="layout" svg:width="2.286cm" svg:height="1.524cm" svg:x="16.722cm" svg:y="6.796cm">
          <text:p text:style-name="P1"><text:span text:style-name="T1">Master</text:span></text:p>
          <text:p text:style-name="P1"><text:span text:style-name="T1">Volu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s" svg:x1="9.601cm" svg:y1="7.558cm" svg:x2="11.826cm" svg:y2="7.558cm" draw:start-shape="id34" draw:start-glue-point="1" draw:end-shape="id35" draw:end-glue-point="3" svg:d="M9601 7558h502 1222 501" svg:viewBox="0 0 2226 1">
          <text:p/>
        </draw:connector>
        <draw:connector draw:style-name="gr25" draw:text-style-name="P3" draw:layer="layout" draw:type="lines" svg:x1="19.008cm" svg:y1="7.558cm" svg:x2="21.383cm" svg:y2="7.558cm" draw:start-shape="id36" draw:start-glue-point="1" draw:end-shape="id38" draw:end-glue-point="3" svg:d="M19008 7558h502 1372 501" svg:viewBox="0 0 2376 1">
          <text:p/>
        </draw:connector>
        <draw:frame draw:style-name="gr28" draw:text-style-name="P6" draw:layer="layout" svg:width="5.929cm" svg:height="0.962cm" svg:x="8.884cm" svg:y="3.206cm">
          <draw:text-box>
            <text:p>kalpa Post Process</text:p>
          </draw:text-box>
        </draw:frame>
        <draw:custom-shape draw:style-name="gr1" draw:text-style-name="P1" xml:id="id38" draw:id="id38" draw:layer="layout" svg:width="1.524cm" svg:height="1.016cm" svg:x="21.383cm" svg:y="7.05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2.969cm" svg:y1="13.382cm" svg:x2="12.969cm" svg:y2="8.32cm" draw:start-shape="id37" draw:start-glue-point="4" draw:end-shape="id35" draw:end-glue-point="2" svg:d="M12969 13382v-5062" svg:viewBox="0 0 1 5063">
          <text:p/>
        </draw:connector>
        <draw:connector draw:style-name="gr10" draw:text-style-name="P4" draw:layer="layout" svg:x1="12.183cm" svg:y1="13.528cm" svg:x2="8.458cm" svg:y2="8.32cm" draw:start-shape="id37" draw:start-glue-point="5" draw:end-shape="id34" draw:end-glue-point="2" svg:d="M12183 13528v-2677h-3725v-2531" svg:viewBox="0 0 3726 520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1:40:29.659787048</meta:creation-date>
    <dc:date>2025-04-07T14:43:14.942478063</dc:date>
    <meta:editing-duration>PT7H5M41S</meta:editing-duration>
    <meta:editing-cycles>11</meta:editing-cycles>
    <meta:generator>LibreOffice/7.4.7.2$Linux_X86_64 LibreOffice_project/40$Build-2</meta:generator>
    <meta:document-statistic meta:object-count="85"/>
  </office:meta>
</office:document-meta>
</file>